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Testresultat sprint 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Testfall nummer</text:p>
          </table:table-cell>
          <table:table-cell table:style-name="ce2" office:value-type="string">
            <text:p>Förväntat resultat</text:p>
          </table:table-cell>
          <table:table-cell table:style-name="ce2" office:value-type="string">
            <text:p>Verkligt resultat</text:p>
          </table:table-cell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2010-12-02</text:date>, <text:time>16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rik Johansson</meta:initial-creator>
    <meta:creation-date>2010-12-02T15:17:44.30</meta:creation-date>
    <dc:date>2010-12-02T16:24:56.71</dc:date>
    <dc:creator>Fredrik Johansson</dc:creator>
    <meta:editing-duration>PT01H07M11S</meta:editing-duration>
    <meta:editing-cycles>4</meta:editing-cycles>
    <meta:generator>OpenOffice.org/3.2$Win32 OpenOffice.org_project/320m18$Build-9502</meta:generator>
    <meta:document-statistic meta:table-count="3" meta:cell-count="40" meta:object-count="0"/>
  </office:meta>
</office:document-meta>
</file>